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5" style:family="paragraph" style:parent-style-name="p" style:master-page-name="Standard"/>
    <style:style style:name="T1"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style:default-page-layout>
      <style:page-layout-properties style:writing-mode="lr-tb" style:layout-grid-square-mode="false"/>
    </style:default-page-layout>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Test doc</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Test doc</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Test doc</dc:title>
    <meta:initial-creator>Daniel de Byl</meta:initial-creator>
    <meta:creation-date>2007-02-05T13:22:46</meta:creation-date>
    <dc:date>2008-08-22T12:00:33</dc:date>
    <dc:language>en-US</dc:language>
    <meta:editing-cycles>3</meta:editing-cycles>
    <meta:editing-duration>PT1M43S</meta:editing-duration>
    <meta:template xlink:type="simple" xlink:actuate="onRequest" xlink:href="../../../templates/ice-template.ott" xlink:title="ice-template" meta:date="2007-02-05T13:22:46"/>
    <meta:user-defined meta:name="Info 1"/>
    <meta:user-defined meta:name="Info 2"/>
    <meta:user-defined meta:name="Info 3"/>
    <meta:user-defined meta:name="Info 4"/>
    <meta:document-statistic meta:table-count="48" meta:image-count="0" meta:object-count="0" meta:page-count="1" meta:paragraph-count="52" meta:word-count="0" meta:character-count="132"/>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